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FORMATION IN REGARD TO THIS PROSTITUTE (17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NFORMATION IN REGARD TO THIS PROSTITUTE (17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r corruption (17:1-2, 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r corruption (17:1-2, 4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She commits adultery with both potentates and people of this earth (17: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he says blasphemous things about God (17:4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She is utterly materialistic (17:4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INFORMATION IN REGARD TO THIS PROSTITUTE (17:1-6)<text:s text:c="1"/></text:span><text:span text:style-name="a470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Her corruption (17:1-2, 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er compromise (17:3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er caption (17:5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er cruelty (17:6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REVELATION 17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THE INFORMATION IN REGARD TO THIS PROSTITUTE (17:1-6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INTERPRETATION IN REGARD TO THIS PROSTITUTE (17:7-18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INTERPRETATION IN REGARD TO THIS PROSTITUTE (17:7-18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What John sees (17: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What John is told (17:8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What John is told (17:8-18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woman represents a corrupt religious system depicted by the city of Babylon (17:8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beast represents various kings (17:9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The beast represents various kings (17:9).<text:s text:c="1"/></text:span><text:span text:style-name="a536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Some have already ruled (17:10-11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One king will be the most powerful (17:13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en kings are yet to rule (17:12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se kings will destroy the woman but will themselves be destroyed by the Lamb (17:1418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What John is told (17:8-18)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oman represents a corrupt religious system depicted by the city of Babylon (17:8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beast represents various kings (17:9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INTERPRETATION IN REGARD TO THIS PROSTITUTE (17:7-18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What John sees (17: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What John is told (17:8-1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REVELATION 17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INFORMATION IN REGARD TO THIS PROSTITUTE (17:1-6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INTERPRETATION IN REGARD TO THIS PROSTITUTE (17:7-18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7</dc:title>
    <meta:initial-creator>David STRICKLAND</meta:initial-creator>
    <dc:creator>David STRICKLAND</dc:creator>
    <meta:creation-date>2020-02-23T23:22:04Z</meta:creation-date>
    <dc:date>2020-02-23T23:22:04Z</dc:date>
    <meta:template xlink:href="BibleStudy" xlink:type="simple"/>
    <meta:editing-cycles>1</meta:editing-cycles>
    <meta:editing-duration>PT0S</meta:editing-duration>
    <meta:document-statistic meta:paragraph-count="36" meta:word-count="325"/>
  </office:meta>
</office:document-meta>
</file>